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Policepardéfaut" style:family="text">
      <style:text-properties fo:font-style="italic" style:font-style-asian="italic" style:font-style-complex="italic"/>
    </style:style>
    <style:style style:name="P4" style:parent-style-name="Standard" style:family="paragraph">
      <style:text-properties fo:color="#999999"/>
    </style:style>
    <style:style style:name="P5" style:parent-style-name="Standard" style:family="paragraph">
      <style:text-properties fo:color="#999999"/>
    </style:style>
    <style:style style:name="P6" style:parent-style-name="Standard" style:family="paragraph">
      <style:text-properties fo:color="#999999"/>
    </style:style>
    <style:style style:name="P7" style:parent-style-name="Standard" style:family="paragraph">
      <style:text-properties fo:color="#999999"/>
    </style:style>
    <style:style style:name="P8" style:parent-style-name="Standard" style:family="paragraph">
      <style:text-properties fo:color="#999999"/>
    </style:style>
    <style:style style:name="P9" style:parent-style-name="Standard" style:family="paragraph">
      <style:text-properties fo:color="#999999"/>
    </style:style>
    <style:style style:name="P10" style:parent-style-name="Standard" style:family="paragraph">
      <style:text-properties fo:color="#999999"/>
    </style:style>
    <style:style style:name="P11" style:parent-style-name="Standard" style:family="paragraph">
      <style:text-properties fo:color="#999999"/>
    </style:style>
    <style:style style:name="P12" style:parent-style-name="Standard" style:family="paragraph">
      <style:text-properties fo:color="#999999"/>
    </style:style>
    <style:style style:name="P13" style:parent-style-name="Standard" style:family="paragraph">
      <style:text-properties fo:color="#999999"/>
    </style:style>
    <style:style style:name="P14" style:parent-style-name="Standard" style:family="paragraph">
      <style:text-properties fo:color="#999999"/>
    </style:style>
    <style:style style:name="P15" style:parent-style-name="Standard" style:family="paragraph">
      <style:text-properties fo:color="#999999"/>
    </style:style>
    <style:style style:name="P16" style:parent-style-name="Standard" style:family="paragraph">
      <style:text-properties fo:color="#999999"/>
    </style:style>
    <style:style style:name="P17" style:parent-style-name="Standard" style:family="paragraph">
      <style:text-properties fo:color="#999999"/>
    </style:style>
    <style:style style:name="P18" style:parent-style-name="Standard" style:family="paragraph">
      <style:text-properties fo:color="#999999"/>
    </style:style>
    <style:style style:name="P19" style:parent-style-name="Standard" style:family="paragraph">
      <style:text-properties fo:color="#999999"/>
    </style:style>
    <style:style style:name="P20" style:parent-style-name="Standard" style:family="paragraph">
      <style:text-properties fo:color="#999999"/>
    </style:style>
    <style:style style:name="P21" style:parent-style-name="Standard" style:family="paragraph">
      <style:text-properties fo:color="#999999"/>
    </style:style>
    <style:style style:name="P22" style:parent-style-name="Standard" style:family="paragraph">
      <style:text-properties fo:color="#999999"/>
    </style:style>
    <style:style style:name="P23" style:parent-style-name="Standard" style:family="paragraph">
      <style:text-properties fo:color="#999999"/>
    </style:style>
    <style:style style:name="P24" style:parent-style-name="Standard" style:family="paragraph">
      <style:text-properties fo:color="#999999"/>
    </style:style>
    <style:style style:name="P25" style:parent-style-name="Standard" style:family="paragraph">
      <style:text-properties fo:color="#999999"/>
    </style:style>
  </office:automatic-styles>
  <office:body>
    <office:text text:use-soft-page-breaks="true">
      <text:p text:style-name="P1">Note : les entrées en gris sont à remplacer par votre propre texte</text:p>
      <text:p text:style-name="Standard"/>
      <text:p text:style-name="Titre">Rapport de projet de LP25</text:p>
      <text:p text:style-name="Standard"/>
      <text:p text:style-name="Standard">DA SILVA PEREIRA David TC3</text:p>
      <text:p text:style-name="Standard">VELI Axel TC3</text:p>
      <text:p text:style-name="Standard">SOL Corentin TC3</text:p>
      <text:p text:style-name="Standard">PARDAILLE Thomas TC3</text:p>
      <text:p text:style-name="Standard"/>
      <text:p text:style-name="Standard">Automne 2024</text:p>
      <text:p text:style-name="Standard"/>
      <text:h text:style-name="Titre1" text:outline-level="1">Contexte du projet</text:h>
      <text:p text:style-name="Standard"/>
      <text:p text:style-name="P2">Le projet consiste à<text:s/>construire une solution de sauvegarde incrémentale d'un répertoire source (le répertoire à sauvegarder) vers un répertoire cible (le répertoire de sauvegarde). Il s'agit de développer un programme en langage C pour créer un outil de sauvegarde inspiré de<text:s/><text:span text:style-name="T3">Borg Backup</text:span>, avec un accent sur la déduplication des données et la possibilité de réaliser des sauvegardes sur un serveur distant via des sockets.</text:p>
      <text:p text:style-name="Standard"/>
      <text:h text:style-name="Titre1" text:outline-level="1">État des lieux des compétences du groupe</text:h>
      <text:p text:style-name="Standard"/>
      <text:p text:style-name="P4">Ajouter ici un contexte relativement à votre compétence en C<text:s/>avant LP25, et tirée des C/TD/TP pour situer vos difficultés anticipées au début du projet</text:p>
      <text:p text:style-name="Standard">L’ensemble du groupe possède des compétences qui se complète vis-à-vis du contexte apporté par le sujet. Ainsi les différences faiblesses de certains sont palier par les facilités d’autres personnes au sein du groupe. Néanmoins, une difficulté commune vis-à-vis de la compréhension du projet est présente.</text:p>
      <text:h text:style-name="Titre1" text:outline-level="1">Répartition des tâches : planification</text:h>
      <text:p text:style-name="Standard"/>
      <text:p text:style-name="P5">Ici, décrire les tâches telles que vous les avez identifiées, et à qui elles ont été affectées. Donner les estimations de durée de chaque tâche.</text:p>
      <text:p text:style-name="Standard">Nous avons décidé de faire une séparation stricte des tâches où chaque personne a été chargé de réaliser l’ensemble d’un même fichier.<text:s/><text:line-break/>Ici, David est chargé de faire le fichier nommé « file_handler.c » ainsi que son « header »,</text:p>
      <text:p text:style-name="Standard">Axel fera « backup_manager.c », Thomas fera « déduplication.c » et Corentin « network.c ».</text:p>
      <text:p text:style-name="Standard">Nous estimons que selon la longueur de chaque fichier la durée de réalisation des différents jours pourra varier de 1 à plusieurs jours selon la compréhension de chacun dans la tâche qui lui est attribué.</text:p>
      <text:h text:style-name="Titre1" text:outline-level="1">Répartition des tâches : réalisation</text:h>
      <text:p text:style-name="Standard"/>
      <text:p text:style-name="P6">Reprendre la section ci-dessus avec cette fois les données réelles : qui a fait quoi, en combien de temps.</text:p>
      <text:soft-page-break/>
      <text:p text:style-name="Standard">Nous nous sommes très vite rendu compte que la répartition du travail n’a pas été bien faite. En effet le travail donné à Axel a été beaucoup plus dur à réaliser que celui donné à David. Ainsi David a pu faire la tâche qui lui a été donné en 2 jours, et a donc ensuite apporté son aide à Axel. Ainsi la réalisation de la tâche donnée à Axel qui a été de faire le fichier « backup_manager » a pris plusieurs semaines car il été également indispensable d’avoir accès à certaines fonctions provenant d’autre fichiers comme « deduplication.c ».</text:p>
      <text:h text:style-name="Titre1" text:outline-level="1">Difficultés rencontrées</text:h>
      <text:p text:style-name="Standard">La première difficulté majeure a été de bien comprendre le sujet et les différents termes mal compris par les différents membres du groupe. Une fois le sujet compris et les différentes tâches débuté, la difficulté rencontrée a été de traiter tout ce qui est en rapport avec la « md5 », en effet sur les différents ordinateurs que nous possédons ont tous des problèmes avec la bibliothèque et une fois le problème résolut celui-ci revenait lors de la compilation grâce à notre « Makefile ».</text:p>
      <text:p text:style-name="Standard">La deuxième difficulté a été de bien comprendre la connectivité entre chaque fichier. En effet nous avons rencontré beaucoup de difficulté à comprendre quelles fonctions doivent être appelé dans d’autre fonctions. Ceci nous a pas mal retardé et fait remettre en question notre compréhension du sujet également.</text:p>
      <text:h text:style-name="Titre2" text:outline-level="2">Compréhension des objectifs</text:h>
      <text:p text:style-name="Standard"/>
      <text:p text:style-name="P7">Décrire pour chaque difficulté liée à la compréhension des instructions :</text:p>
      <text:list text:style-name="LFO1" text:continue-numbering="true">
        <text:list-item>
          <text:p text:style-name="P8">Quelle instruction était incomplète pour vous</text:p>
        </text:list-item>
        <text:list-item>
          <text:p text:style-name="P9">Comment vous avez complété votre compréhension de l’instruction</text:p>
        </text:list-item>
        <text:list-item>
          <text:p text:style-name="P10">Si vous auriez pu remédier à ce problème plus tôt</text:p>
        </text:list-item>
      </text:list>
      <text:p text:style-name="Standard"/>
      <text:p text:style-name="Standard">Le problème n’était pas forcément le manque d’informations sur les instructions mais plutôt le fait qu’elles n’était pas claires. En effet, même après des dizaines de lecture de celles-ci, nous n’avions nulles idées de ce qui nous était demandé.<text:s/></text:p>
      <text:p text:style-name="Standard">Afin de trouver des solutions aux instructions, nous avons échanger avec d’autres groupes pour mettre en parallèle nos différents points de vue, ce qui nous a permis de comprendre quelques fonctions. Pour les autres, nous avons pu faire des schémas dans l’objectif de visualiser l’idée générale des différentes instructions.</text:p>
      <text:p text:style-name="Standard">Si nous avions pu remédier à ce problème plus tôt, nous aurions « perdu » moins de temps avant de nous lancer dans la programmation et la mise en place d’une solution au vu du contexte imposé.<text:s/></text:p>
      <text:p text:style-name="Standard"/>
      <text:h text:style-name="Titre2" text:outline-level="2">Réalisation des objectifs</text:h>
      <text:p text:style-name="Standard"/>
      <text:p text:style-name="P11">Décrire pour chaque difficulté rencontrée dans l’implémentation :</text:p>
      <text:list text:style-name="LFO2" text:continue-numbering="true">
        <text:list-item>
          <text:p text:style-name="P12">Les « symptômes » de cette difficulté (par ex. : des résultats incohérents, des données<text:s/>perdues dans les communications, etc.)</text:p>
        </text:list-item>
        <text:list-item>
          <text:p text:style-name="P13">Comment le problème a été résolu (architecture du code dans la fonctionnalité concernée par exemple)</text:p>
        </text:list-item>
        <text:list-item>
          <text:p text:style-name="P14">Si le problème aurait pu être anticipé.</text:p>
        </text:list-item>
        <text:list-item>
          <text:p text:style-name="P15">Ce qui aurait pu faciliter la résolution/éviter le problème</text:p>
        </text:list-item>
      </text:list>
      <text:p text:style-name="Standard"/>
      <text:p text:style-name="Standard">Pour<text:s/>commencer, nous avions un problème avant même de pouvoir implémenter quoi que ce soit, nous n’avions accès à la fonction « md5 » avec aucune de nos machines. Nous avons sollicité nos professeurs et effectué des recherches afin de trouver une alternative et ‘‘contourner’’ le problème.<text:s/></text:p>
      <text:soft-page-break/>
      <text:p text:style-name="Standard">Aucun des membres du groupe n’avait utilisé GitHub auparavant alors il nous a fallu un petit temps pour comprendre le fonctionnement global de la plateforme.<text:s/></text:p>
      <text:p text:style-name="Standard">Aillant fais nos fonctions chacun de notre côté, lorsque nous avons voulu tester pour la première fois le projet complet, nous avons fais face a une vague d’erreur. Cependant, chacune d’elles pouvaient venir de multiples fonctions à la vue du nombre que nous avons développé. Nous avons donc repris chaque fonction une par une pour vérifier la cohérence avec le projet et s’assurer qu’elles fonctionnent bien, chose que nous aurions dû faire bien plus tôt au cours de la réalisation du projet. Nous avons perdu énormément de temps à cause de cet énorme problème.</text:p>
      <text:p text:style-name="Standard">Au niveau de la partie « network », ce n’était pas simple de savoir comment s’y prendre étant donné que c’était la première fois que nous avions affaire avec cet ensemble de fonction. Beaucoup de temps a été passé afin de comprendre comment est effectuée la connexion avec le serveur. De ce fait, nous avons sous-estimer le temps à passer sur cette partie. Ce qui nous a mené à ne pas finir de développer la solution de sauvegarde sur un serveur distant.</text:p>
      <text:p text:style-name="Standard"/>
      <text:h text:style-name="Titre1" text:outline-level="1">Proposition d’une amélioration</text:h>
      <text:p text:style-name="Standard"/>
      <text:p text:style-name="P16">Le modèle de code n’est pas optimal. Proposer une piste d’amélioration en décrivant dans les grandes lignes ce que ça changerait au code.</text:p>
      <text:p text:style-name="Standard"/>
      <text:p text:style-name="Standard">Au niveau des améliorations, dans un premier temps il s’agirait de l’optimisation de l’ensemble des codes. En effet, ceux-ci sont parfois très long, ce qui peut facteur de problèmes difficiles à trouver dans toutes ces lignes mais aussi rendre la compilation plus lente et difficile.</text:p>
      <text:p text:style-name="Standard">Il faudrait également qu’on s’assure de la mémoire que nous utilisons avec tous nos pointeurs. Une gestion efficace de la mémoire est cruciale pour éviter des problèmes tels que les fuites ou les dépassements de mémoire, tout en maintenant un niveau de performance optimal.</text:p>
      <text:p text:style-name="Standard">Et pour finir, proposer une solution complète aux indications.</text:p>
      <text:p text:style-name="Standard"/>
      <text:h text:style-name="Titre1" text:outline-level="1">Analyse des résultats</text:h>
      <text:p text:style-name="Standard"/>
      <text:p text:style-name="P17">Proposer votre analyse des résultats</text:p>
      <text:p text:style-name="Standard"/>
      <text:p text:style-name="Standard">Nous avons procédé à des tests unitaires sur chaque fonction, et la plupart d'entre elles fonctionnent correctement. Cependant, nous rencontrons une difficulté majeure : coordonner l’ensemble de ces fonctions pour obtenir un résultat final cohérent. Cela suggère que notre problème réside davantage dans l’intégration que dans le fonctionnement individuel des éléments.</text:p>
      <text:p text:style-name="Standard"/>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text:s/>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 des doctrines est un processus garant du maintien d’une structure en conditions opérationnelles. Il arrive parfois<text:s/><text:soft-page-break/>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P18">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19"/>
      <text:p text:style-name="P20">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1"/>
      <text:p text:style-name="P2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3"/>
      <text:p text:style-name="Standard">En toute objectivité, nous avons très mal débuté le projet en nous jetant directement dans le code alors que toutes les instructions n’étaient pas entièrement comprises. Cette précipitation a eu des conséquences importantes : nous avons passé de nombreuses heures à corriger des erreurs qui auraient pu être évitées si nous avions pris plus de temps pour analyser le contexte. Une meilleure compréhension initiale aurait permis d’avoir une vision claire et précise de ce qui nous était demandé. Ce manque de préparation a donc généré une perte de temps significative et une sensation de frustration qui a marqué les premières étapes de notre travail.</text:p>
      <text:p text:style-name="Standard">Ce temps passé à corriger nos fonctions a également créé une pression supplémentaire, car nous avions constamment l’impression de ne pas avancer dans notre projet. Cette stagnation a renforcé un sentiment d’être en boucle : nous oscillions entre la création des fonctions et leurs corrections incessantes, sans avoir l’impression de progresser. Cette dynamique improductive nous a obligés à réévaluer nos méthodes de travail pour sortir de ce cycle répétitif et mieux structurer notre approche.</text:p>
      <text:p text:style-name="Standard">Par ailleurs, nous avons également mal estimé le temps de travail nécessaire pour certaines parties du projet. Les tâches se sont révélées plus longues et complexes que prévu, ce qui nous a poussés à revoir nos priorités et à ajuster nos efforts. Cependant, nous prenons en compte cette difficulté comme une leçon. Avec l’expérience, à force de coder et de travailler sur des projets de plus grande envergure, nous développerons une meilleure capacité à planifier et à anticiper les exigences en termes de temps<text:s/>et d’efforts.</text:p>
      <text:p text:style-name="P24"/>
      <text:h text:style-name="Titre1" text:outline-level="1">Conclusion</text:h>
      <text:p text:style-name="Standard"/>
      <text:p text:style-name="P25">Vous conclurez sur votre projet et son déroulement dans cette section.</text:p>
      <text:p text:style-name="Standard"/>
      <text:p text:style-name="Standard">Ce projet nous a pas mal apporté, principalement sur un aspect organisationnel, nous avons essayé notre méthode, elle n’est pas eue le résultat espère et nous nous sommes donc vite rendu compte de sa limite. Nous nous sommes rendu compte de l’importance de la communication au sein du groupe pour que le projet avance au mieux et qu’il y ait le moins de désaccords possible.<text:s/></text:p>
      <text:soft-page-break/>
      <text:p text:style-name="Standard">Bien sûr, le projet nous a été bénéfique sur un aspect compétences globale au niveau du code. Entre analyse de sujet, recherche, correction de problèmes, … le sujet était complet et suffisamment complexe pour nous apporter des compétenc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orentin SOL</dc:creator>
    <meta:creation-date>2025-01-05T17:21:00Z</meta:creation-date>
    <dc:date>2025-01-12T19:36:00Z</dc:date>
    <meta:template xlink:href="Normal" xlink:type="simple"/>
    <meta:editing-cycles>22</meta:editing-cycles>
    <meta:editing-duration>PT11040S</meta:editing-duration>
    <meta:document-statistic meta:page-count="5" meta:paragraph-count="24" meta:word-count="1865" meta:character-count="12100" meta:row-count="85" meta:non-whitespace-character-count="10259"/>
  </office:meta>
</office:document-meta>
</file>